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marker-start="Symmetric_20_Arrow"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99cm" svg:height="4.445cm" svg:x="1.762cm" svg:y="2.905cm">
          <text:p text:style-name="P1"><text:span text:style-name="T1">Condor node</text:span></text:p>
        </draw:rect>
        <draw:rect draw:style-name="gr2" draw:text-style-name="P2" draw:layer="layout" svg:width="3.048cm" svg:height="0.889cm" svg:x="2.505cm" svg:y="3.794cm">
          <text:p text:style-name="P1"><text:span text:style-name="T1">job_router</text:span></text:p>
        </draw:rect>
        <draw:rect draw:style-name="gr2" draw:text-style-name="P2" draw:layer="layout" svg:width="2.54cm" svg:height="1.27cm" svg:x="2.905cm" svg:y="5.445cm">
          <text:p text:style-name="P1"><text:span text:style-name="T1">BOINC</text:span></text:p>
          <text:p text:style-name="P1"><text:span text:style-name="T1">GAHP</text:span></text:p>
        </draw:rect>
        <draw:rect draw:style-name="gr1" draw:text-style-name="P2" draw:layer="layout" svg:width="3.81cm" svg:height="4.445cm" svg:x="9.651cm" svg:y="2.884cm">
          <text:p text:style-name="P1"><text:span text:style-name="T1">BOINC server</text:span></text:p>
        </draw:rect>
        <draw:line draw:style-name="gr3" draw:text-style-name="P1" draw:layer="layout" svg:x1="4.048cm" svg:y1="4.683cm" svg:x2="4.048cm" svg:y2="5.445cm">
          <text:p/>
        </draw:line>
        <draw:rect draw:style-name="gr2" draw:text-style-name="P2" draw:layer="layout" svg:width="2.54cm" svg:height="1.27cm" svg:x="10.398cm" svg:y="5.572cm">
          <text:p text:style-name="P1"><text:span text:style-name="T1">RPC</text:span></text:p>
          <text:p text:style-name="P1"><text:span text:style-name="T1">handler</text:span></text:p>
        </draw:rect>
        <draw:line draw:style-name="gr3" draw:text-style-name="P1" draw:layer="layout" svg:x1="5.572cm" svg:y1="6.08cm" svg:x2="10.398cm" svg:y2="6.08cm">
          <text:p/>
        </draw:line>
        <draw:frame draw:style-name="gr4" draw:text-style-name="P3" draw:layer="layout" svg:width="2.288cm" svg:height="0.725cm" svg:x="7.223cm" svg:y="5.228cm">
          <draw:text-box>
            <text:p><text:span text:style-name="T1">web R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Anderson</meta:initial-creator>
    <meta:creation-date>2012-07-27T14:45:23.20</meta:creation-date>
    <dc:date>2012-07-27T15:15:27.35</dc:date>
    <dc:creator>David Anderson</dc:creator>
    <meta:editing-duration>PT30M3S</meta:editing-duration>
    <meta:editing-cycles>3</meta:editing-cycles>
    <meta:generator>OpenOffice.org/3.3$Win32 OpenOffice.org_project/330m20$Build-9567</meta:generator>
    <meta:document-statistic meta:object-count="8"/>
  </office:meta>
</office:document-meta>
</file>